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3.81cm" table:align="left"/>
    </style:style>
    <style:style style:name="Tabelle1.A" style:family="table-column">
      <style:table-column-properties style:column-width="2.275cm"/>
    </style:style>
    <style:style style:name="Tabelle1.B" style:family="table-column">
      <style:table-column-properties style:column-width="1.535cm"/>
    </style:style>
    <style:style style:name="Tabelle1.A1" style:family="table-cell">
      <style:table-cell-properties style:vertical-align="middle" fo:background-color="transparent" fo:padding="0cm" fo:border-left="0.002cm solid #808080" fo:border-right="none" fo:border-top="0.002cm solid #808080" fo:border-bottom="0.002cm solid #808080">
        <style:background-image/>
      </style:table-cell-properties>
    </style:style>
    <style:style style:name="Tabelle1.B1" style:family="table-cell">
      <style:table-cell-properties style:vertical-align="middle" fo:padding="0cm" fo:border="0.002cm solid #808080"/>
    </style:style>
    <style:style style:name="Tabelle1.A2" style:family="table-cell">
      <style:table-cell-properties style:vertical-align="middle" fo:padding="0cm" fo:border-left="0.002cm solid #808080" fo:border-right="none" fo:border-top="none" fo:border-bottom="0.002cm solid #808080"/>
    </style:style>
    <style:style style:name="Tabelle1.B2" style:family="table-cell">
      <style:table-cell-properties style:vertical-align="middle" fo:padding="0cm" fo:border-left="0.002cm solid #808080" fo:border-right="0.002cm solid #808080" fo:border-top="none" fo:border-bottom="0.002cm solid #808080"/>
    </style:style>
    <style:style style:name="Tabelle1.A3" style:family="table-cell">
      <style:table-cell-properties style:vertical-align="middle" fo:background-color="transparent" fo:padding="0cm" fo:border-left="0.002cm solid #808080" fo:border-right="none" fo:border-top="none" fo:border-bottom="0.002cm solid #80808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margin-top="0cm" fo:margin-bottom="0.499cm"/>
    </style:style>
    <style:style style:name="P3" style:family="paragraph" style:parent-style-name="Preformatted_20_Text">
      <style:paragraph-properties fo:margin-top="0cm" fo:margin-bottom="0.499cm"/>
    </style:style>
    <style:style style:name="P4" style:family="paragraph" style:parent-style-name="Standard" style:list-style-name="L1"/>
    <style:style style:name="P5" style:family="paragraph" style:parent-style-name="Text_20_body" style:list-style-name="List_20_3"/>
    <style:style style:name="P6" style:family="paragraph" style:parent-style-name="Text_20_body" style:list-style-name="List_20_3"/>
    <style:style style:name="P7" style:family="paragraph" style:parent-style-name="Text_20_body" style:list-style-name="L1"/>
    <style:style style:name="P8" style:family="paragraph" style:parent-style-name="Text_20_body" style:list-style-name="L2">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style:font-weight-asian="bold" style:font-weight-complex="bol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1"><text:a xlink:type="simple" xlink:href="#1.Java Streams|outline" text:style-name="Internet_20_link" text:visited-style-name="Internet_20_link">1. </text:a>Java Streams<text:tab/>1</text:p>
          <text:p text:style-name="P12"><text:a xlink:type="simple" xlink:href="#1.1.Ziele|outline" text:style-name="Internet_20_link" text:visited-style-name="Internet_20_link">1.1. </text:a>Ziele<text:tab/>1</text:p>
          <text:p text:style-name="P12"><text:a xlink:type="simple" xlink:href="#1.2.Character Streams|outline" text:style-name="Internet_20_link" text:visited-style-name="Internet_20_link">1.2. </text:a>Character Streams<text:tab/>1</text:p>
          <text:p text:style-name="P10"><text:a xlink:type="simple" xlink:href="#1.2.1.Text-Dateien lesen/schreiben mit Character Streams|outline" text:style-name="Internet_20_link" text:visited-style-name="Internet_20_link">1.2.1. </text:a>Text-Dateien lesen/schreiben mit Character Streams<text:tab/>2</text:p>
          <text:p text:style-name="P10"><text:a xlink:type="simple" xlink:href="#1.2.2.Das Schreiben in Dateien: FileWriter|outline" text:style-name="Internet_20_link" text:visited-style-name="Internet_20_link">1.2.2. </text:a>Das Schreiben in Dateien: FileWriter<text:tab/>2</text:p>
          <text:p text:style-name="P10"><text:a xlink:type="simple" xlink:href="#1.2.3.BufferedWriter|outline" text:style-name="Internet_20_link" text:visited-style-name="Internet_20_link">1.2.3. </text:a>BufferedWriter<text:tab/>3</text:p>
          <text:p text:style-name="P10"><text:a xlink:type="simple" xlink:href="#1.2.4.PrintWriter|outline" text:style-name="Internet_20_link" text:visited-style-name="Internet_20_link">1.2.4. </text:a>PrintWriter<text:tab/>3</text:p>
          <text:p text:style-name="P10"><text:a xlink:type="simple" xlink:href="#1.2.5.Das Lesen aus Dateien: FileReader|outline" text:style-name="Internet_20_link" text:visited-style-name="Internet_20_link">1.2.5. </text:a>Das Lesen aus Dateien: FileReader<text:tab/>5</text:p>
          <text:p text:style-name="P10"><text:a xlink:type="simple" xlink:href="#1.2.6.BufferedReader|outline" text:style-name="Internet_20_link" text:visited-style-name="Internet_20_link">1.2.6. </text:a>BufferedReader<text:tab/>6</text:p>
          <text:p text:style-name="P12"><text:a xlink:type="simple" xlink:href="#1.3.Aufgaben|outline" text:style-name="Internet_20_link" text:visited-style-name="Internet_20_link">1.3. </text:a>Aufgaben<text:tab/>7</text:p>
          <text:p text:style-name="P10"><text:a xlink:type="simple" xlink:href="#1.3.1.f_cat.java|outline" text:style-name="Internet_20_link" text:visited-style-name="Internet_20_link">1.3.1. </text:a>f_cat.java<text:tab/>7</text:p>
          <text:p text:style-name="P10"><text:a xlink:type="simple" xlink:href="#1.3.2.f_cp.java|outline" text:style-name="Internet_20_link" text:visited-style-name="Internet_20_link">1.3.2. </text:a>f_cp.java<text:tab/>7</text:p>
          <text:p text:style-name="P10"><text:a xlink:type="simple" xlink:href="#1.3.3.f_tar.java|outline" text:style-name="Internet_20_link" text:visited-style-name="Internet_20_link">1.3.3. </text:a>f_tar.java<text:tab/>7</text:p>
          <text:p text:style-name="P10"><text:a xlink:type="simple" xlink:href="#1.3.4.f_homepage.java|outline" text:style-name="Internet_20_link" text:visited-style-name="Internet_20_link">1.3.4. </text:a>f_homepage.java<text:tab/>8</text:p>
          <text:p text:style-name="P10"><text:a xlink:type="simple" xlink:href="#1.3.5.f_spam1.java|outline" text:style-name="Internet_20_link" text:visited-style-name="Internet_20_link">1.3.5. </text:a>f_spam1.java<text:tab/>8</text:p>
          <text:p text:style-name="P10"><text:a xlink:type="simple" xlink:href="#1.3.6.f_spam2.java|outline" text:style-name="Internet_20_link" text:visited-style-name="Internet_20_link">1.3.6. </text:a>f_spam2.java<text:tab/>8</text:p>
          <text:p text:style-name="P10"><text:a xlink:type="simple" xlink:href="#1.3.7.f_spam3.java|outline" text:style-name="Internet_20_link" text:visited-style-name="Internet_20_link">1.3.7. </text:a>f_spam3.java<text:tab/>8</text:p>
          <text:p text:style-name="P10"><text:a xlink:type="simple" xlink:href="#1.3.8.f_wc.java|outline" text:style-name="Internet_20_link" text:visited-style-name="Internet_20_link">1.3.8. </text:a>f_wc.java<text:tab/>9</text:p>
          <text:p text:style-name="P10"><text:a xlink:type="simple" xlink:href="#1.3.9.f_reverse.java|outline" text:style-name="Internet_20_link" text:visited-style-name="Internet_20_link">1.3.9. </text:a>f_reverse.java<text:tab/>9</text:p>
          <text:p text:style-name="P10"><text:a xlink:type="simple" xlink:href="#1.3.10.f_zahlen.java|outline" text:style-name="Internet_20_link" text:visited-style-name="Internet_20_link">1.3.10. </text:a>f_zahlen.java<text:tab/>9</text:p>
          <text:p text:style-name="P10"><text:a xlink:type="simple" xlink:href="#1.3.11.f_index.java |outline" text:style-name="Internet_20_link" text:visited-style-name="Internet_20_link">1.3.11. </text:a>f_index.java <text:tab/>9</text:p>
          <text:p text:style-name="P10"><text:a xlink:type="simple" xlink:href="#1.3.12.f_caesar.java|outline" text:style-name="Internet_20_link" text:visited-style-name="Internet_20_link">1.3.12. </text:a>f_caesar.java<text:tab/>9</text:p>
          <text:p text:style-name="P10"><text:a xlink:type="simple" xlink:href="#1.3.13.f_xor.java|outline" text:style-name="Internet_20_link" text:visited-style-name="Internet_20_link">1.3.13. </text:a>f_xor.java<text:tab/>9</text:p>
          <text:p text:style-name="P12"><text:a xlink:type="simple" xlink:href="#1.4.Zufallszahlen: f_zufall.java|outline" text:style-name="Internet_20_link" text:visited-style-name="Internet_20_link">1.4. </text:a>Zufallszahlen: f_zufall.java<text:tab/>10</text:p>
          <text:p text:style-name="P10"><text:a xlink:type="simple" xlink:href="#1.4.1.HTML-Tabelle: f_2hoch.java (f_2hoch.html)|outline" text:style-name="Internet_20_link" text:visited-style-name="Internet_20_link">1.4.1. </text:a>HTML-Tabelle: f_2hoch.java (f_2hoch.html)<text:tab/>10</text:p>
          <text:p text:style-name="P10"><text:a xlink:type="simple" xlink:href="#1.4.2.GUI - Filecopy (f_copy.java) |outline" text:style-name="Internet_20_link" text:visited-style-name="Internet_20_link">1.4.2. </text:a>GUI - Filecopy (f_copy.java) <text:tab/>11</text:p>
          <text:p text:style-name="P10"><text:a xlink:type="simple" xlink:href="#1.4.3.f_java2html.java|outline" text:style-name="Internet_20_link" text:visited-style-name="Internet_20_link">1.4.3. </text:a>f_java2html.java<text:tab/>12</text:p>
          <text:p text:style-name="P12"><text:a xlink:type="simple" xlink:href="#1.5.Byte Streams|outline" text:style-name="Internet_20_link" text:visited-style-name="Internet_20_link">1.5. </text:a>Byte Streams<text:tab/>13</text:p>
          <text:p text:style-name="P12"><text:a xlink:type="simple" xlink:href="#1.6.Fragen|outline" text:style-name="Internet_20_link" text:visited-style-name="Internet_20_link">1.6. </text:a>Fragen<text:tab/>13</text:p>
          <text:p text:style-name="P12"><text:a xlink:type="simple" xlink:href="#1.7.Zusammenfassung|outline" text:style-name="Internet_20_link" text:visited-style-name="Internet_20_link">1.7. </text:a>Zusammenfassung<text:tab/>13</text:p>
          <text:p text:style-name="P12"><text:a xlink:type="simple" xlink:href="#1.8.Ausblick|outline" text:style-name="Internet_20_link" text:visited-style-name="Internet_20_link">1.8. </text:a>Ausblick<text:tab/>13</text:p>
        </text:index-body>
      </text:table-of-content>
      <text:p text:style-name="Text_20_body"/>
      <text:list text:style-name="Outline">
        <text:list-item>
          <text:h text:style-name="Heading_20_1" text:outline-level="1">Java Streams</text:h>
          <text:list>
            <text:list-item>
              <text:h text:style-name="Heading_20_2" text:outline-level="2">Ziele</text:h>
            </text:list-item>
          </text:list>
        </text:list-item>
      </text:list>
      <text:list text:style-name="List_20_3">
        <text:list-item>
          <text:p text:style-name="P5">Mit persistentem Speicher arbeiten können</text:p>
        </text:list-item>
        <text:list-item>
          <text:p text:style-name="P5">Textdateien und Binärdateien nutzen können</text:p>
        </text:list-item>
      </text:list>
      <text:p text:style-name="Text_20_body"/>
      <text:p text:style-name="Text_20_body">Quelle: Guido Krüger: Handbuch der Java Programmierung, <text:s/><text:a xlink:type="simple" xlink:href="http://www.javabuch.de/">www.javabuch.de</text:a></text:p>
      <text:p text:style-name="Text_20_body"/>
      <text:list text:style-name="Outline" text:continue-numbering="true">
        <text:list-item>
          <text:list text:continue-numbering="true">
            <text:list-item>
              <text:h text:style-name="Heading_20_2" text:outline-level="2">Character Streams</text:h>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text:soft-page-break/>Text-Dateien lesen/schreiben mit Character Streams</text:h>
                </text:list-item>
              </text:list>
            </text:list-item>
          </text:list>
        </text:list-item>
      </text:list>
      <text:p text:style-name="code">import java.<text:span text:style-name="luecke">io</text:span>.*;</text:p>
      <text:p text:style-name="Text_20_body"/>
      <text:p text:style-name="Text_20_body">Streams sind Datenströme von den gelesen bzw. in welche geschrieben werden kann. Diese Datenströme können an <text:span text:style-name="luecke">verschiedene</text:span> Ein/Ausgabegeräte gekoppelt werden. (Dateien, RAM, Netzwerkkarten, .....) </text:p>
      <text:p text:style-name="Text_20_body"/>
      <text:list text:style-name="Outline" text:continue-numbering="true">
        <text:list-item>
          <text:list text:continue-numbering="true">
            <text:list-item>
              <text:list text:continue-numbering="true">
                <text:list-item>
                  <text:h text:style-name="Heading_20_3" text:outline-level="3">Das Schreiben in Dateien: FileWriter</text:h>
                </text:list-item>
              </text:list>
            </text:list-item>
          </text:list>
        </text:list-item>
      </text:list>
      <text:p text:style-name="Text_20_body"/>
      <text:p text:style-name="Text_20_body">Zunächst muss ein FileWriter-Objekt erzeugt werden. </text:p>
      <text:p text:style-name="code"/>
      <text:p text:style-name="code">java.io.<text:span text:style-name="luecke">FileWriter</text:span> f1= <text:span text:style-name="luecke">new</text:span> java.io.<text:span text:style-name="luecke">FileWriter</text:span>("hallo.txt"); </text:p>
      <text:p text:style-name="code"/>
      <text:p text:style-name="Text_20_body"/>
      <text:p text:style-name="Text_20_body">Allgemein: </text:p>
      <text:p text:style-name="code">public FileWriter(String fileName) throws IOException<text:line-break/>public FileWriter(String fileName, boolean append) throws IOException </text:p>
      <text:p text:style-name="Standard"/>
      <text:p text:style-name="P1"/>
      <text:p text:style-name="P1">Erstellen einer Datei:</text:p>
      <text:p text:style-name="Standard"/>
      <text:p text:style-name="code">/* Listing1801.java */<text:line-break/><text:line-break/>import <text:span text:style-name="luecke">java</text:span>.<text:span text:style-name="luecke">io</text:span>.*;<text:line-break/><text:line-break/>public class Listing1801<text:line-break/>{<text:line-break/><text:tab/>public static void main(String[] args)<text:line-break/><text:tab/>{<text:line-break/><text:tab/><text:tab/>String hello = "Hallo JAVA\r\n";<text:line-break/><text:tab/><text:tab/><text:span text:style-name="luecke">FileWriter</text:span><text:span text:style-name="Strong_20_Emphasis"> f1;</text:span><text:line-break/><text:line-break/><text:tab/><text:tab/>try {<text:line-break/><text:tab/><text:tab/><text:tab/><text:span text:style-name="Strong_20_Emphasis">f1 = </text:span><text:span text:style-name="luecke">new</text:span><text:span text:style-name="Strong_20_Emphasis"> </text:span><text:span text:style-name="luecke">FileWriter</text:span><text:span text:style-name="Strong_20_Emphasis">("hallo.txt");<text:line-break/><text:tab/><text:tab/><text:tab/>f1.write(hello);<text:line-break/><text:tab/><text:tab/><text:tab/>f1.</text:span><text:span text:style-name="luecke">close</text:span><text:span text:style-name="Strong_20_Emphasis">();</text:span></text:p>
      <text:p text:style-name="code"><text:tab/><text:tab/>} catch (<text:span text:style-name="luecke">IOException</text:span> e) </text:p>
      <text:p text:style-name="code"><text:tab/><text:tab/>{<text:line-break/><text:tab/><text:tab/><text:tab/>System.out.println("Fehler beim Erstellen der Datei");<text:line-break/><text:tab/><text:tab/>}<text:line-break/><text:tab/>}<text:line-break/>}</text:p>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text:soft-page-break/>BufferedWriter</text:h>
                </text:list-item>
              </text:list>
            </text:list-item>
          </text:list>
        </text:list-item>
      </text:list>
      <text:p text:style-name="Text_20_body">Diese Klasse hat die Aufgabe, Stream-Ausgaben zu puffern. Dazu enthält sie einen internen Puffer, in dem die Ausgaben von write <text:span text:style-name="luecke">zwischengespeichert</text:span><text:span text:style-name="Strong_20_Emphasis"> </text:span>werden. Erst wenn der Puffer voll ist oder die Methode flush() aufgerufen wird, werden alle gepufferten Ausgaben in den echten Stream geschrieben. Das Puffern der Ausgabe ist immer dann nützlich, wenn die Ausgabe in eine Datei geschrieben werden soll. Durch die Verringerung der write-Aufrufe reduziert sich die Anzahl der Zugriffe auf das externe Gerät, und die <text:span text:style-name="luecke">Performance</text:span><text:span text:style-name="Strong_20_Emphasis"> wird erhöht</text:span>. </text:p>
      <text:p text:style-name="Text_20_body"/>
      <text:p text:style-name="code">/* Listing1803.java */<text:line-break/><text:line-break/>import java.io.*;<text:line-break/><text:line-break/>public class Listing1803<text:line-break/>{<text:line-break/> <text:s/>public static void main(String[] args)<text:line-break/> <text:s/>{<text:line-break/> <text:s text:c="3"/><text:span text:style-name="luecke">BufferedWriter</text:span><text:span text:style-name="Strong_20_Emphasis"> f;</text:span><text:line-break/> <text:s text:c="3"/>String s;<text:line-break/><text:line-break/> <text:s text:c="3"/>try {<text:line-break/> <text:s text:c="4"/><text:span text:style-name="Strong_20_Emphasis"><text:s/>f = </text:span><text:span text:style-name="luecke">new</text:span><text:span text:style-name="Strong_20_Emphasis"> </text:span><text:span text:style-name="luecke">BufferedWriter</text:span><text:span text:style-name="Strong_20_Emphasis">(</text:span><text:span text:style-name="luecke">new</text:span><text:span text:style-name="Strong_20_Emphasis"> </text:span><text:span text:style-name="luecke">FileWriter</text:span><text:span text:style-name="Strong_20_Emphasis">("buffer.txt"));<text:line-break/></text:span><text:line-break/> <text:s text:c="5"/>for (int i = 1; i &lt;= 10000; ++i) {<text:line-break/> <text:s text:c="7"/>s = "Dies ist die " + i + ". Zeile";<text:line-break/> <text:s text:c="6"/><text:span text:style-name="Strong_20_Emphasis"><text:s/>f.write(s);<text:line-break/> <text:s text:c="7"/>f.</text:span><text:span text:style-name="luecke">newLine</text:span><text:span text:style-name="Strong_20_Emphasis">();<text:line-break/><text:tab/></text:span> }<text:line-break/><text:tab/></text:p>
      <text:p text:style-name="code"><text:span text:style-name="Strong_20_Emphasis"><text:tab/> f.</text:span><text:span text:style-name="luecke">close</text:span><text:span text:style-name="Strong_20_Emphasis">();<text:line-break/> <text:s text:c="2"/></text:span><text:s/>} catch (IOException e) {<text:line-break/><text:tab/> System.out.println("Fehler beim Erstellen der Datei");<text:line-break/> <text:s text:c="3"/>}</text:p>
      <text:p text:style-name="code"><text:s/>}<text:line-break/>}</text:p>
      <text:p text:style-name="Text_20_body"/>
      <text:list text:style-name="Outline" text:continue-numbering="true">
        <text:list-item>
          <text:list text:continue-numbering="true">
            <text:list-item>
              <text:list text:continue-numbering="true">
                <text:list-item>
                  <text:h text:style-name="Heading_20_3" text:outline-level="3">PrintWriter</text:h>
                </text:list-item>
              </text:list>
            </text:list-item>
          </text:list>
        </text:list-item>
      </text:list>
      <text:p text:style-name="Text_20_body"/>
      <text:p text:style-name="Text_20_body">Wenn verschiedene <text:span text:style-name="luecke">Variablen</text:span> (<text:span text:style-name="luecke">int</text:span>, <text:span text:style-name="luecke">float</text:span>, ...) ausgegeben werden sollen, verwendet man: <text:span text:style-name="luecke">PrintWriter</text:span> </text:p>
      <text:p text:style-name="Text_20_body"/>
      <text:p text:style-name="Text_20_body">print() bzw. println() kann für folgende Datentypen verwendet werden. </text:p>
      <text:p text:style-name="code">public void print(boolean b)<text:line-break/>public void print(char c)<text:line-break/>public void print(char[] s)<text:line-break/>public void print(double d)<text:line-break/>public void print(float f)<text:line-break/>public void print(int i)<text:line-break/><text:soft-page-break/>public void print(long l)<text:line-break/>public void print(Object obj)<text:line-break/>public void print(String s) </text:p>
      <text:p text:style-name="Text_20_body"/>
      <text:p text:style-name="Text_20_body">Das folgende Beispiel berechnet die Zahlenfolge 1 + 1/2 + 1/4 + ... und gibt die Folge der Summanden und die aktuelle Summe unter Verwendung mehrerer unterschiedlicher print-Routinen in die Datei zwei.txt aus: </text:p>
      <text:p text:style-name="Text_20_body"/>
      <text:p text:style-name="code">/* Listing1804.java */<text:line-break/><text:line-break/>import java.io.*;<text:line-break/><text:line-break/>public class Listing1804<text:line-break/>{<text:line-break/><text:tab/>public static void main(String[] args)<text:line-break/><text:tab/>{<text:line-break/><text:span text:style-name="Strong_20_Emphasis"><text:tab/><text:tab/></text:span><text:span text:style-name="luecke">PrintWriter</text:span><text:span text:style-name="Strong_20_Emphasis"> f;<text:line-break/><text:tab/><text:tab/></text:span>double sum = 0.0;<text:line-break/><text:tab/><text:tab/>int nenner;<text:line-break/><text:line-break/><text:tab/><text:tab/>try {<text:line-break/><text:span text:style-name="Strong_20_Emphasis"> <text:tab/><text:tab/><text:tab/>f = </text:span><text:span text:style-name="luecke">new</text:span><text:span text:style-name="Strong_20_Emphasis"> </text:span><text:span text:style-name="luecke">PrintWriter</text:span><text:span text:style-name="Strong_20_Emphasis">(<text:line-break/> <text:tab/><text:tab/><text:tab/><text:tab/>new BufferedWriter(<text:line-break/> <text:tab/><text:tab/><text:tab/><text:tab/><text:tab/>new </text:span><text:span text:style-name="luecke">FileWriter</text:span><text:span text:style-name="Strong_20_Emphasis">("zwei.txt")));<text:line-break/></text:span><text:line-break/><text:tab/><text:tab/><text:tab/>for (nenner = 1; nenner &lt;= 1024; nenner *= 2) </text:p>
      <text:p text:style-name="code"><text:tab/><text:tab/><text:tab/>{<text:line-break/><text:tab/><text:tab/><text:tab/> sum += 1.0 / nenner;</text:p>
      <text:p text:style-name="code"><text:line-break/><text:tab/><text:tab/><text:tab/><text:span text:style-name="Strong_20_Emphasis"> f.</text:span><text:span text:style-name="luecke">print</text:span><text:span text:style-name="Strong_20_Emphasis">("Summand: 1/");<text:line-break/><text:tab/><text:tab/><text:tab/> f.print(nenner);<text:line-break/><text:tab/><text:tab/><text:tab/> f.print(" <text:s/>Summe: ");<text:line-break/><text:tab/><text:tab/><text:tab/> f.println(sum);<text:line-break/></text:span> <text:tab/><text:tab/><text:tab/>}<text:line-break/><text:span text:style-name="Strong_20_Emphasis"> <text:tab/><text:tab/><text:tab/>f.</text:span><text:span text:style-name="luecke">close</text:span><text:span text:style-name="Strong_20_Emphasis">();<text:line-break/><text:tab/><text:tab/></text:span>} catch (IOException e) {<text:line-break/><text:tab/><text:tab/><text:tab/> System.out.println("Fehler beim Erstellen der Datei");<text:line-break/> <text:tab/><text:tab/>}<text:line-break/> <text:tab/>}<text:line-break/>}</text:p>
      <text:p text:style-name="Text_20_body"/>
      <text:p text:style-name="Text_20_body">Das Programm verwendet Methoden zur Ausgabe von Strings, Ganz- und Fließkommazahlen. Nach Ende des Programms hat die Datei zwei.txt folgenden Inhalt: </text:p>
      <text:p text:style-name="Preformatted_20_Text">Summand: 1/1 <text:s text:c="2"/>Summe: 1</text:p>
      <text:p text:style-name="Preformatted_20_Text">Summand: 1/2 <text:s text:c="2"/>Summe: 1.5</text:p>
      <text:p text:style-name="Preformatted_20_Text">Summand: 1/4 <text:s text:c="2"/>Summe: 1.75</text:p>
      <text:p text:style-name="Preformatted_20_Text">Summand: 1/8 <text:s text:c="2"/>Summe: 1.875</text:p>
      <text:p text:style-name="Preformatted_20_Text">Summand: 1/16 <text:s text:c="2"/>Summe: 1.9375</text:p>
      <text:p text:style-name="Preformatted_20_Text">Summand: 1/32 <text:s text:c="2"/>Summe: 1.96875</text:p>
      <text:p text:style-name="Preformatted_20_Text">Summand: 1/64 <text:s text:c="2"/>Summe: 1.98438</text:p>
      <text:p text:style-name="Preformatted_20_Text">Summand: 1/128 <text:s text:c="2"/>Summe: 1.99219</text:p>
      <text:p text:style-name="Preformatted_20_Text">Summand: 1/256 <text:s text:c="2"/>Summe: 1.99609</text:p>
      <text:p text:style-name="Preformatted_20_Text"><text:soft-page-break/>Summand: 1/512 <text:s text:c="2"/>Summe: 1.99805</text:p>
      <text:p text:style-name="P3">Summand: 1/1024 <text:s text:c="2"/>Summe: 1.99902</text:p>
      <text:p text:style-name="P3"/>
      <text:list text:style-name="Outline" text:continue-numbering="true">
        <text:list-item>
          <text:list text:continue-numbering="true">
            <text:list-item>
              <text:list text:continue-numbering="true">
                <text:list-item>
                  <text:h text:style-name="Heading_20_3" text:outline-level="3">Das Lesen aus Dateien: FileReader</text:h>
                </text:list-item>
              </text:list>
            </text:list-item>
          </text:list>
        </text:list-item>
      </text:list>
      <text:p text:style-name="Text_20_body">Zunächst muss ein FileReader-Objekt erzeugt werden. </text:p>
      <text:p text:style-name="code"/>
      <text:p text:style-name="code">java.io.<text:span text:style-name="luecke">FileReader</text:span> f1= <text:span text:style-name="luecke">new</text:span> java.io.<text:span text:style-name="luecke">FileReader</text:span>("hallo.txt"); </text:p>
      <text:p text:style-name="code"/>
      <text:p text:style-name="Text_20_body"/>
      <text:p text:style-name="Text_20_body">Allgemein: </text:p>
      <text:p text:style-name="code"/>
      <text:p text:style-name="code">public FileReader(String fileName) throws FileNotFoundException<text:line-break/>public FileReader(File file) throws FileNotFoundException</text:p>
      <text:p text:style-name="code"/>
      <text:p text:style-name="Text_20_body"/>
      <text:p text:style-name="Text_20_body">Das Programm liest die Datei config.sys und gibt ihren Inhalt auf dem Bildschirm aus: </text:p>
      <text:p text:style-name="code">/* Listing1806.java */<text:line-break/><text:line-break/>import java.<text:span text:style-name="luecke">io</text:span>.*;<text:line-break/><text:line-break/>public class Listing1806<text:line-break/>{<text:line-break/><text:tab/>public static void main(String[] args)<text:line-break/> <text:tab/>{<text:line-break/><text:tab/><text:tab/><text:span text:style-name="luecke">FileReader</text:span><text:span text:style-name="Strong_20_Emphasis"> f;<text:line-break/></text:span> <text:tab/><text:tab/>int c;<text:line-break/><text:line-break/><text:tab/><text:tab/>try {<text:line-break/><text:tab/><text:tab/><text:span text:style-name="Strong_20_Emphasis">f = new FileReader("c:\\config.sys");<text:line-break/></text:span></text:p>
      <text:p text:style-name="code"><text:span text:style-name="Strong_20_Emphasis"><text:tab/><text:tab/>while ((c = f.</text:span><text:span text:style-name="luecke">read</text:span><text:span text:style-name="Strong_20_Emphasis">()) != -1) </text:span></text:p>
      <text:p text:style-name="code"><text:span text:style-name="Strong_20_Emphasis"><text:tab/><text:tab/>{<text:line-break/><text:tab/><text:tab/><text:tab/> System.out.print((char)c);<text:line-break/></text:span> <text:tab/><text:tab/>}<text:line-break/></text:p>
      <text:p text:style-name="code"><text:tab/><text:tab/><text:span text:style-name="Strong_20_Emphasis">f.close();<text:line-break/></text:span> <text:tab/><text:tab/>} catch (IOException e) {<text:line-break/> <text:tab/><text:tab/><text:tab/>System.out.println("Fehler beim Lesen der Datei");<text:line-break/> <text:tab/><text:tab/>}<text:line-break/> <text:tab/>}<text:line-break/>}</text:p>
      <text:p text:style-name="Text_20_body"/>
      <text:p text:style-name="merke">Merke:<text:line-break/>Man kann statt c:\\cinfig.sys auch folgende Schreibweise verwenden:<text:line-break/>c:/config.sys</text:p>
      <text:p text:style-name="Standard"/>
      <text:p text:style-name="Text_20_body"/>
      <text:p text:style-name="Text_20_body"><text:soft-page-break/>Die Ausgabe des Programms ist:<text:line-break/><text:line-break/>DEVICE=c:\windows\himem.sys<text:line-break/>DOS=HIGH,UMB<text:line-break/>DEVICE=c:\windows\emm386.exe noems<text:line-break/>SHELL=c:\command.com/e:1536/p<text:line-break/>FILES=101<text:line-break/>BUFFERS=5<text:line-break/>DEVICEHIGH=c:\windows\command\ansi.sys</text:p>
      <text:p text:style-name="Text_20_body"/>
      <text:list text:style-name="Outline" text:continue-numbering="true">
        <text:list-item>
          <text:list text:continue-numbering="true">
            <text:list-item>
              <text:list text:continue-numbering="true">
                <text:list-item>
                  <text:h text:style-name="Heading_20_3" text:outline-level="3">BufferedReader</text:h>
                </text:list-item>
              </text:list>
            </text:list-item>
          </text:list>
        </text:list-item>
      </text:list>
      <text:p text:style-name="Text_20_body">java.io.BufferedReader dient zur <text:span text:style-name="luecke">Pufferung</text:span><text:span text:style-name="Strong_20_Emphasis"> </text:span>von Eingaben und kann verwendet werden, um die <text:span text:style-name="luecke">Performance</text:span><text:span text:style-name="Strong_20_Emphasis"> </text:span>beim Lesen von externen Dateien zu erhöhen. Da nicht jedes Byte einzeln gelesen wird, verringert sich die Anzahl der Zugriffe auf den externen Datenträger, und die <text:span text:style-name="luecke"><text:span text:style-name="T3">Lesegeschwindigkeit</text:span></text:span> erhöht sich. </text:p>
      <text:p text:style-name="Text_20_body"/>
      <text:p text:style-name="Text_20_body">Zusätzlich stellt BufferedReader die Methode <text:span text:style-name="luecke">readLine</text:span><text:span text:style-name="Strong_20_Emphasis"> () </text:span>zur Verfügung, die eine komplette <text:span text:style-name="luecke">Textzeile</text:span> liest und als <text:span text:style-name="luecke">String</text:span> an den Aufrufer zurückgibt: </text:p>
      <text:p text:style-name="code"><text:line-break/>public String readLine()<text:line-break/> throws IOException</text:p>
      <text:p text:style-name="code"/>
      <text:p text:style-name="Standard"><text:line-break/>Eine Textzeile wird dabei durch die Zeichen '\n' (Linux/Unix) oder '\r' (Mac) oder durch die Folge "\r\n" (Windows) begrenzt. </text:p>
      <text:p text:style-name="Standard"/>
      <text:p text:style-name="Standard">Der Rückgabewert von readLine() ist ein String, der </text:p>
      <text:list text:style-name="L1">
        <text:list-item>
          <text:p text:style-name="P4">den Zeileninhalt ohne Begrenzungszeichen enthält bzw. </text:p>
        </text:list-item>
        <text:list-item>
          <text:p text:style-name="P7">null, falls das Ende des Streams erreicht ist. </text:p>
        </text:list-item>
      </text:list>
      <text:p text:style-name="Text_20_body"/>
      <text:p text:style-name="code">/* Listing1808.java */<text:line-break/><text:line-break/>import java.io.*;<text:line-break/><text:line-break/>public class Listing1808<text:line-break/>{<text:line-break/><text:tab/>public static void main(String[] args)<text:line-break/><text:tab/>{<text:line-break/><text:span text:style-name="Strong_20_Emphasis"> <text:tab/><text:tab/></text:span><text:span text:style-name="luecke">BufferedReader</text:span><text:span text:style-name="Strong_20_Emphasis"> f;<text:line-break/> <text:tab/><text:tab/>String line;<text:line-break/></text:span><text:line-break/><text:tab/><text:tab/>try {<text:line-break/><text:span text:style-name="Strong_20_Emphasis"> <text:tab/><text:tab/>f = new </text:span><text:span text:style-name="luecke">BufferedReader</text:span><text:span text:style-name="Strong_20_Emphasis">(</text:span><text:span text:style-name="luecke">new</text:span><text:span text:style-name="Strong_20_Emphasis"> </text:span><text:span text:style-name="luecke">FileReader</text:span><text:span text:style-name="Strong_20_Emphasis">("c:\\config.sys"));<text:line-break/></text:span></text:p>
      <text:p text:style-name="code"><text:span text:style-name="Strong_20_Emphasis"><text:tab/><text:tab/></text:span>while (<text:span text:style-name="Strong_20_Emphasis">(</text:span><text:span text:style-name="luecke">line</text:span><text:span text:style-name="Strong_20_Emphasis"> = f.</text:span><text:span text:style-name="luecke">readLine</text:span><text:span text:style-name="Strong_20_Emphasis">()) != </text:span><text:span text:style-name="luecke">null</text:span>) </text:p>
      <text:p text:style-name="code"><text:tab/><text:tab/>{<text:line-break/><text:tab/><text:tab/><text:tab/>System.out.println(line);<text:line-break/> <text:tab/><text:tab/>}<text:line-break/></text:p>
      <text:p text:style-name="code"><text:soft-page-break/><text:span text:style-name="T2"><text:tab/><text:tab/>f.close();</text:span><text:line-break/><text:tab/><text:tab/>} catch (IOException e) {<text:line-break/> <text:tab/><text:tab/><text:tab/>System.out.println("Fehler beim Lesen der Datei");<text:line-break/> <text:tab/><text:tab/>}<text:line-break/> <text:tab/>}<text:line-break/>}</text:p>
      <text:p text:style-name="Text_20_body"/>
      <text:p text:style-name="Text_20_body"/>
      <text:list text:style-name="Outline" text:continue-numbering="true">
        <text:list-item>
          <text:list text:continue-numbering="true">
            <text:list-item>
              <text:h text:style-name="Heading_20_2" text:outline-level="2">Aufgaben</text:h>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f_cat.java</text:h>
                </text:list-item>
              </text:list>
            </text:list-item>
          </text:list>
        </text:list-item>
      </text:list>
      <text:p text:style-name="Text_20_body">Lies den Namen einer Textdatei ein.<text:line-break/>Lies diese Textdatei zeilenweise ein und gib den Text mit führenden Zeilennummern auf die Konsole aus. </text:p>
      <text:p text:style-name="Text_20_body"/>
      <text:list text:style-name="Outline" text:continue-numbering="true">
        <text:list-item>
          <text:list text:continue-numbering="true">
            <text:list-item>
              <text:list text:continue-numbering="true">
                <text:list-item>
                  <text:h text:style-name="Heading_20_3" text:outline-level="3">f_cp.java</text:h>
                </text:list-item>
              </text:list>
            </text:list-item>
          </text:list>
        </text:list-item>
      </text:list>
      <text:p text:style-name="Text_20_body">Lies den Namen von 2 Textdateien ein und kopiere den Inhalt der ersten Datei in die zweite Datei. </text:p>
      <text:list text:style-name="Outline" text:continue-numbering="true">
        <text:list-item>
          <text:list text:continue-numbering="true">
            <text:list-item>
              <text:list text:continue-numbering="true">
                <text:list-item>
                  <text:h text:style-name="Heading_20_3" text:outline-level="3">f_tar.java</text:h>
                </text:list-item>
              </text:list>
            </text:list-item>
          </text:list>
        </text:list-item>
      </text:list>
      <text:p text:style-name="Text_20_body">Lies den Namen der Steuerdatei von der Konsole ein (zB.: mytar.txt). In dieser Datei stehen die Namen der Dateien, die alle in eine Datei kopiert/angehängt werden sollen.<text:line-break/><text:line-break/>zB: Bestehe der Inhalt der Datei mytar.txt aus folgenden Zeilen:<text:line-break/>ziel.xml<text:line-break/>datei1.txt<text:line-break/>datei2.txt<text:line-break/>datei3.txt<text:line-break/><text:line-break/>Es sollen die Dateien <text:line-break/>datei1.txt<text:line-break/>datei2.txt<text:line-break/>datei3.txt<text:line-break/></text:p>
      <text:p text:style-name="Text_20_body">in die Datei ziel.xml kopiert werden.<text:line-break/><text:line-break/>Dabei sollen die Dateien in folgender Weise gespeichert werden:<text:line-break/>ziel.xml:<text:line-break/>&lt;?xml version="1.0" ?&gt;<text:line-break/>&lt;fileset&gt;<text:line-break/>&lt;file name="datei1.txt"&gt;<text:line-break/>..... Inhalt der datei1.txt<text:line-break/>&lt;/file&gt;<text:line-break/>&lt;file name="datei2.txt"&gt;<text:line-break/>..... Inhalt der datei2.txt<text:line-break/>&lt;/file&gt;<text:line-break/><text:soft-page-break/>....<text:line-break/>&lt;/fileset&gt;</text:p>
      <text:list text:style-name="Outline" text:continue-numbering="true">
        <text:list-item>
          <text:list text:continue-numbering="true">
            <text:list-item>
              <text:list text:continue-numbering="true">
                <text:list-item>
                  <text:h text:style-name="Heading_20_3" text:outline-level="3">f_homepage.java</text:h>
                </text:list-item>
              </text:list>
            </text:list-item>
          </text:list>
        </text:list-item>
      </text:list>
      <text:p text:style-name="Text_20_body">Lies von der Konsole folg. Informationen ein: </text:p>
      <text:p text:style-name="Text_20_body">Name, adresse1, adresse2, email, url </text:p>
      <text:p text:style-name="Text_20_body">Und erstelle eine sog. homepage mit dem Namen: home.htm </text:p>
      <text:p text:style-name="Text_20_body"/>
      <text:p text:style-name="Text_20_body">Hinweis: Suche bei selfhtml nach einem HTML-Grundgerüst: <text:a xlink:type="simple" xlink:href="http://de.selfhtml.org/navigation/html.htm">http://de.selfhtml.org/navigation/html.htm</text:a> </text:p>
      <text:p text:style-name="Text_20_body"/>
      <text:list text:style-name="Outline" text:continue-numbering="true">
        <text:list-item>
          <text:list text:continue-numbering="true">
            <text:list-item>
              <text:list text:continue-numbering="true">
                <text:list-item>
                  <text:h text:style-name="Heading_20_3" text:outline-level="3">f_spam1.java</text:h>
                </text:list-item>
              </text:list>
            </text:list-item>
          </text:list>
        </text:list-item>
      </text:list>
      <text:p text:style-name="Text_20_body">Lies den Namen einer Textdatei von der Konsole ein (zB: mail.txt) und lies den Namen eines Wortes (zB: Bombe) ein.<text:line-break/>Öffne die Datei und lies zeilenweise ein.<text:line-break/>Schreib die Zeilen, in denen das gelesen Wort (z.B.: "Bombe") (gross- oder kleingeschrieben) vorkommt in die Datei mail-spam.txt.<text:line-break/>Alle anderen Zeilen sollen in die Datei mail-notspam.txt geschrieben werden. </text:p>
      <text:p text:style-name="Text_20_body"/>
      <text:list text:style-name="Outline" text:continue-numbering="true">
        <text:list-item>
          <text:list text:continue-numbering="true">
            <text:list-item>
              <text:list text:continue-numbering="true">
                <text:list-item>
                  <text:h text:style-name="Heading_20_3" text:outline-level="3">f_spam2.java</text:h>
                </text:list-item>
              </text:list>
            </text:list-item>
          </text:list>
        </text:list-item>
      </text:list>
      <text:p text:style-name="Text_20_body">Öffne die Datei blacklist.txt und lies die darin enthaltenen Wörter in ein Array.<text:line-break/>Lies den Namen einer Textdatei von der Konsole ein (zB: mail.txt). Öffne die Datei und lies zeilenweise ein.<text:line-break/>Schreib die Zeilen, in denen ein Wort aus blacklist.txt (gross- oder kleingeschrieben) vorkommt in die Datei mail-spam.txt.<text:line-break/>Alle anderen Zeilen sollen in die Datei mail-notspam.txt geschrieben werden.<text:line-break/><text:line-break/>Hinweis: (Aufbau der Datei blacklist.txt <text:s/>Pro Zeile ist ein Wort enthalten)<text:line-break/>blacklist.txt:<text:line-break/>...<text:line-break/>Bombe<text:line-break/>Porno<text:line-break/>... </text:p>
      <text:p text:style-name="Text_20_body"/>
      <text:list text:style-name="Outline" text:continue-numbering="true">
        <text:list-item>
          <text:list text:continue-numbering="true">
            <text:list-item>
              <text:list text:continue-numbering="true">
                <text:list-item>
                  <text:h text:style-name="Heading_20_3" text:outline-level="3">f_spam3.java</text:h>
                </text:list-item>
              </text:list>
            </text:list-item>
          </text:list>
        </text:list-item>
      </text:list>
      <text:p text:style-name="Text_20_body">Der Spamscanner:<text:line-break/>Das Formular besteht aus<text:line-break/>Button: btn_Load_Blacklist: lädt die Datei blacklist.txt<text:line-break/>Listbox: lst_blacklist: Alle Worte aus der Datei blacklist.txt sind darin enthalten.<text:line-break/>Button: btn_Load_file: Openfile-Dialog, lädt eine Text-Datei (mail.txt) und prüft, ob Wörter aus der Blacklist enthalten sind. </text:p>
      <text:p text:style-name="Text_20_body"><text:line-break/>Wenn ja, wird der Dateiname in die Combobox: cmb_spam: geschrieben<text:line-break/>Wenn nein, wird der Dateiname in die Combobox: cmb_nospam: geschrieben<text:line-break/><text:soft-page-break/><text:line-break/>TextBox: txt_file: Wenn aus einer der Combo-boxes ein Eintrag selektiert wird, soll der Dateiinhalt angezeigt werden. Dabei soll oberhalb der Textbox ein Label (lbl_file) mit dem Dateinamen erscheinen.<text:line-break/></text:p>
      <text:list text:style-name="Outline" text:continue-numbering="true">
        <text:list-item>
          <text:list text:continue-numbering="true">
            <text:list-item>
              <text:list text:continue-numbering="true">
                <text:list-item>
                  <text:h text:style-name="Heading_20_3" text:outline-level="3">f_wc.java</text:h>
                </text:list-item>
              </text:list>
            </text:list-item>
          </text:list>
        </text:list-item>
      </text:list>
      <text:p text:style-name="Text_20_body">Lies eine Textdatei ein und <text:line-break/>gib aus wieviele Zeichen, Zeilen und Wörter enthalten sind und<text:line-break/>gib ein Histogramm aller Zeichen aus. </text:p>
      <text:list text:style-name="Outline" text:continue-numbering="true">
        <text:list-item>
          <text:list text:continue-numbering="true">
            <text:list-item>
              <text:list text:continue-numbering="true">
                <text:list-item>
                  <text:h text:style-name="Heading_20_3" text:outline-level="3">f_reverse.java</text:h>
                </text:list-item>
              </text:list>
            </text:list-item>
          </text:list>
        </text:list-item>
      </text:list>
      <text:p text:style-name="Text_20_body">Lies die Namen von 2 Dateien von der Konsole ein. Lies die erste Datei zeilenweise ein und gib diese Zeilen in umgekehrter Reihenfolge in die zweite Datei aus. </text:p>
      <text:list text:style-name="Outline" text:continue-numbering="true">
        <text:list-item>
          <text:list text:continue-numbering="true">
            <text:list-item>
              <text:list text:continue-numbering="true">
                <text:list-item>
                  <text:h text:style-name="Heading_20_3" text:outline-level="3">f_zahlen.java</text:h>
                </text:list-item>
              </text:list>
            </text:list-item>
          </text:list>
        </text:list-item>
      </text:list>
      <text:p text:style-name="Text_20_body">Lies aus der Textdatei namens fzahlen.txt 10 Zahlen ein in ein Int-Array.<text:line-break/>Sortiere das Int-Array.<text:line-break/>Schreib nun das sortierte Int-Array in die Datei namens fzahlen-sortiert.txt<text:line-break/><text:line-break/>Hinweis: fzahlen.txt<text:line-break/>34<text:line-break/>67<text:line-break/>123<text:line-break/>.... </text:p>
      <text:p text:style-name="Text_20_body"/>
      <text:list text:style-name="Outline" text:continue-numbering="true">
        <text:list-item>
          <text:list text:continue-numbering="true">
            <text:list-item>
              <text:list text:continue-numbering="true">
                <text:list-item>
                  <text:h text:style-name="Heading_20_3" text:outline-level="3">f_index.java </text:h>
                </text:list-item>
              </text:list>
            </text:list-item>
          </text:list>
        </text:list-item>
      </text:list>
      <text:p text:style-name="Text_20_body">Studiere die Klasse RandomAccessFile(). </text:p>
      <text:p text:style-name="Text_20_body">Lies eine Textdatei ein und fülle dabei ein Array mit der Fileposition des jeweiligen Zeilenanfang.<text:line-break/><text:line-break/>Lies von der Konsole eine Zeilennummer ein und<text:line-break/>gib die Zeile der Datei aus, wobei das obige Array für den Zugriff auf die Zeile verwendet werden muss. </text:p>
      <text:p text:style-name="Text_20_body"/>
      <text:list text:style-name="Outline" text:continue-numbering="true">
        <text:list-item>
          <text:list text:continue-numbering="true">
            <text:list-item>
              <text:list text:continue-numbering="true">
                <text:list-item>
                  <text:h text:style-name="Heading_20_3" text:outline-level="3">f_caesar.java</text:h>
                </text:list-item>
              </text:list>
            </text:list-item>
          </text:list>
        </text:list-item>
      </text:list>
      <text:p text:style-name="Text_20_body">Lies den Namen einer Textdatei ein und lies eine Zahl zum Verschlüsseln nach der Caesar-Methode ein (1 ... 25). </text:p>
      <text:p text:style-name="Text_20_body">Öffne dann die Datei (z.B.: original.txt), verschlüssle sie und gib sie unter folg. Namen aus (zB.: original-caesar.txt) (s.auch: MyAlgo) </text:p>
      <text:p text:style-name="Text_20_body"/>
      <text:list text:style-name="Outline" text:continue-numbering="true">
        <text:list-item>
          <text:list text:continue-numbering="true">
            <text:list-item>
              <text:list text:continue-numbering="true">
                <text:list-item>
                  <text:h text:style-name="Heading_20_3" text:outline-level="3">f_xor.java</text:h>
                </text:list-item>
              </text:list>
            </text:list-item>
          </text:list>
        </text:list-item>
      </text:list>
      <text:p text:style-name="Text_20_body">Studiere die Klassen </text:p>
      <text:p text:style-name="P3"><text:soft-page-break/>FileOutputStream, FileInputStream</text:p>
      <text:p text:style-name="Text_20_body">Lies eine Textdatei ein und verschlüssle diese mit xor.</text:p>
      <text:p text:style-name="Text_20_body"/>
      <text:list text:style-name="Outline" text:continue-numbering="true">
        <text:list-item>
          <text:list text:continue-numbering="true">
            <text:list-item>
              <text:h text:style-name="Heading_20_2" text:outline-level="2">Zufallszahlen: f_zufall.java</text:h>
            </text:list-item>
          </text:list>
        </text:list-item>
      </text:list>
      <text:p text:style-name="Text_20_body">Write a program that creates a file containing <text:span text:style-name="Emphasis">TotalCount</text:span> random integers (in character format) in the range 0 to <text:span text:style-name="Emphasis">HighValue-1</text:span>. Write <text:span text:style-name="Emphasis">PerLine</text:span> integers per line. Separate each integer with one space. End each line with the correct line termination for your computer. </text:p>
      <text:p text:style-name="Text_20_body">The user is prompted for and enters <text:span text:style-name="Emphasis">HighValue</text:span>, which should be an integer larger than zero. Then the user is prompted for and enters <text:span text:style-name="Emphasis">PerLine</text:span>, which is an integer greater than zero, and <text:span text:style-name="Emphasis">TotalCount</text:span>, which also is an integer greater than zero. Finally the user is prompted for and enters the file name. </text:p>
      <text:p text:style-name="Text_20_body">Use a <text:span text:style-name="Emphasis">BufferedWriter</text:span> with a <text:span text:style-name="Emphasis">FileWriter</text:span> for output. Construct a <text:span text:style-name="Emphasis">Random</text:span> object and use its method <text:span text:style-name="Emphasis">nextInt(int Top)</text:span>, which returns an <text:span text:style-name="Emphasis">int</text:span> in the range 0..Top-1. </text:p>
      <text:p text:style-name="Preformatted_20_Text">C:\Programs&gt;java <text:s/>RandomIntData</text:p>
      <text:p text:style-name="Preformatted_20_Text">Enter HighValue--&gt;100</text:p>
      <text:p text:style-name="Preformatted_20_Text">Enter how many per line--&gt;10</text:p>
      <text:p text:style-name="Preformatted_20_Text">Enter how many integers--&gt;100</text:p>
      <text:p text:style-name="Preformatted_20_Text">Enter Filename--&gt;rdata.dat</text:p>
      <text:p text:style-name="Preformatted_20_Text">C:\Programs&gt;type rdata.dat</text:p>
      <text:p text:style-name="Preformatted_20_Text">4 12 54 10 38 97 40 11 80 16</text:p>
      <text:p text:style-name="Preformatted_20_Text">36 41 67 67 93 58 62 12 50 99</text:p>
      <text:p text:style-name="Preformatted_20_Text">18 42 9 28 45 6 68 72 80 28</text:p>
      <text:p text:style-name="Preformatted_20_Text">86 63 22 17 68 18 59 50 6 50</text:p>
      <text:p text:style-name="Preformatted_20_Text">90 8 68 61 9 24 77 34 62 61</text:p>
      <text:p text:style-name="Preformatted_20_Text">63 8 15 17 67 58 34 56 12 50</text:p>
      <text:p text:style-name="Preformatted_20_Text">43 85 39 77 30 68 89 88 65 68</text:p>
      <text:p text:style-name="Preformatted_20_Text">84 29 42 74 48 55 19 82 95 3</text:p>
      <text:p text:style-name="Preformatted_20_Text">39 27 25 96 41 39 18 84 39 88</text:p>
      <text:p text:style-name="P3">82 58 84 90 74 35 24 89 85 92</text:p>
      <text:list text:style-name="Outline" text:continue-numbering="true">
        <text:list-item>
          <text:list text:continue-numbering="true">
            <text:list-item>
              <text:list text:continue-numbering="true">
                <text:list-item>
                  <text:h text:style-name="Heading_20_3" text:outline-level="3">HTML-Tabelle: f_2hoch.java (f_2hoch.html)</text:h>
                </text:list-item>
              </text:list>
            </text:list-item>
          </text:list>
        </text:list-item>
      </text:list>
      <text:p text:style-name="Text_20_body">Schreibe ein Programm, das die Datei "2hoch.html" erzeugt. Es handelt sich um eine HTML-Datei, die eine Tabelle enthält. Mit einem Web-Browser soll man ungefähr folgendes sehen:<text:line-break/></text:p>
      <table:table table:name="Tabelle1" table:style-name="Tabelle1">
        <table:table-column table:style-name="Tabelle1.A"/>
        <table:table-column table:style-name="Tabelle1.B"/>
        <table:table-row>
          <table:table-cell table:style-name="Tabelle1.A1" office:value-type="string">
            <text:p text:style-name="P2">2 hoch</text:p>
          </table:table-cell>
          <table:table-cell table:style-name="Tabelle1.B1" office:value-type="string">
            <text:p text:style-name="P2">wert</text:p>
          </table:table-cell>
        </table:table-row>
        <table:table-row>
          <table:table-cell table:style-name="Tabelle1.A2" office:value-type="string">
            <text:p text:style-name="P2">0</text:p>
          </table:table-cell>
          <table:table-cell table:style-name="Tabelle1.B2" office:value-type="string">
            <text:p text:style-name="P2">1</text:p>
          </table:table-cell>
        </table:table-row>
        <table:table-row>
          <table:table-cell table:style-name="Tabelle1.A3" office:value-type="string">
            <text:p text:style-name="P2">1</text:p>
          </table:table-cell>
          <table:table-cell table:style-name="Tabelle1.B2" office:value-type="string">
            <text:p text:style-name="P2">2</text:p>
          </table:table-cell>
        </table:table-row>
        <table:table-row>
          <table:table-cell table:style-name="Tabelle1.A2" office:value-type="string">
            <text:p text:style-name="P2">2</text:p>
          </table:table-cell>
          <table:table-cell table:style-name="Tabelle1.B2" office:value-type="string">
            <text:p text:style-name="P2">4</text:p>
          </table:table-cell>
        </table:table-row>
        <table:table-row>
          <table:table-cell table:style-name="Tabelle1.A2" office:value-type="string">
            <text:p text:style-name="P2">3</text:p>
          </table:table-cell>
          <table:table-cell table:style-name="Tabelle1.B2" office:value-type="string">
            <text:p text:style-name="P2">8</text:p>
          </table:table-cell>
        </table:table-row>
        <table:table-row>
          <table:table-cell table:style-name="Tabelle1.A2" office:value-type="string">
            <text:p text:style-name="P2">4</text:p>
          </table:table-cell>
          <table:table-cell table:style-name="Tabelle1.B2" office:value-type="string">
            <text:p text:style-name="P2">16</text:p>
          </table:table-cell>
        </table:table-row>
        <table:table-row>
          <table:table-cell table:style-name="Tabelle1.A2" office:value-type="string">
            <text:p text:style-name="P2">5</text:p>
          </table:table-cell>
          <table:table-cell table:style-name="Tabelle1.B2" office:value-type="string">
            <text:p text:style-name="P2">32</text:p>
          </table:table-cell>
        </table:table-row>
        <text:soft-page-break/>
        <table:table-row>
          <table:table-cell table:style-name="Tabelle1.A2" office:value-type="string">
            <text:p text:style-name="P2">6</text:p>
          </table:table-cell>
          <table:table-cell table:style-name="Tabelle1.B2" office:value-type="string">
            <text:p text:style-name="P2">64</text:p>
          </table:table-cell>
        </table:table-row>
        <table:table-row>
          <table:table-cell table:style-name="Tabelle1.A2" office:value-type="string">
            <text:p text:style-name="P2">7</text:p>
          </table:table-cell>
          <table:table-cell table:style-name="Tabelle1.B2" office:value-type="string">
            <text:p text:style-name="P2">128</text:p>
          </table:table-cell>
        </table:table-row>
        <table:table-row>
          <table:table-cell table:style-name="Tabelle1.A2" office:value-type="string">
            <text:p text:style-name="P2">8</text:p>
          </table:table-cell>
          <table:table-cell table:style-name="Tabelle1.B2" office:value-type="string">
            <text:p text:style-name="P2">256</text:p>
          </table:table-cell>
        </table:table-row>
        <table:table-row>
          <table:table-cell table:style-name="Tabelle1.A2" office:value-type="string">
            <text:p text:style-name="P2">9</text:p>
          </table:table-cell>
          <table:table-cell table:style-name="Tabelle1.B2" office:value-type="string">
            <text:p text:style-name="P2">512</text:p>
          </table:table-cell>
        </table:table-row>
        <table:table-row>
          <table:table-cell table:style-name="Tabelle1.A2" office:value-type="string">
            <text:p text:style-name="P2">10</text:p>
          </table:table-cell>
          <table:table-cell table:style-name="Tabelle1.B2" office:value-type="string">
            <text:p text:style-name="P2">1024</text:p>
          </table:table-cell>
        </table:table-row>
      </table:table>
      <text:p text:style-name="Text_20_body"/>
      <text:p text:style-name="Text_20_body">f_2hoch.html startet unegfähr so: </text:p>
      <text:p text:style-name="Preformatted_20_Text">&lt;html&gt;&lt;head&gt;</text:p>
      <text:p text:style-name="Preformatted_20_Text">&lt;title&gt;2 hoch x&lt;/title&gt;</text:p>
      <text:p text:style-name="Preformatted_20_Text">&lt;/head&gt;</text:p>
      <text:p text:style-name="Preformatted_20_Text">&lt;body&gt;</text:p>
      <text:p text:style-name="Preformatted_20_Text">&lt;table border="1" cellpadding="2" cellspacing="0"&gt;</text:p>
      <text:p text:style-name="P3">&lt;tr&gt;&lt;th&gt;2 hoch&lt;/th&gt;&lt;th&gt;Wert&lt;/th&gt;&lt;/tr&gt;</text:p>
      <text:p text:style-name="Text_20_body">und endet mit: </text:p>
      <text:p text:style-name="Preformatted_20_Text">&lt;/table&gt;</text:p>
      <text:p text:style-name="P3">&lt;/body&gt;&lt;/html&gt;</text:p>
      <text:p text:style-name="Text_20_body">Jede Zeile sieht ungefähr so aus: </text:p>
      <text:p text:style-name="P3">&lt;tr&gt;&lt;td&gt;0&lt;/td&gt;&lt;td&gt;1&lt;/td&gt;&lt;/tr&gt;</text:p>
      <text:p text:style-name="Text_20_body">Hinweis: </text:p>
      <text:p text:style-name="Text_20_body">siehe: selfhtml </text:p>
      <text:p text:style-name="Text_20_body"/>
      <text:list text:style-name="Outline" text:continue-numbering="true">
        <text:list-item>
          <text:list text:continue-numbering="true">
            <text:list-item>
              <text:list text:continue-numbering="true">
                <text:list-item>
                  <text:h text:style-name="Heading_20_3" text:outline-level="3">GUI - Filecopy (f_copy.java) </text:h>
                </text:list-item>
              </text:list>
            </text:list-item>
          </text:list>
        </text:list-item>
      </text:list>
      <text:p text:style-name="Text_20_body">Write a file copy program that uses a graphical user interface. The user enters the name of the file to copy and the name of the destination file in TextFields and clicks a button to perform the copy. Write error messages into another TextField. </text:p>
      <text:p text:style-name="Text_20_body">For a nicer program, look in your documentation for the &lt;code&gt;FileDialog&lt;/code&gt; class. Include it in the GUI so the user can choose the source file graphically. </text:p>
      <text:p text:style-name="code">String line;<text:line-break/>java.io.File textFile;<text:line-break/>java.io.FileReader fr; <text:line-break/>java.io.BufferedReader input; <text:line-break/><text:line-break/><text:span text:style-name="Strong_20_Emphasis">JFileChooser fChooser; <text:line-break/></text:span> <text:line-break/>try{<text:line-break/><text:tab/>// datei auswählen<text:line-break/><text:tab/><text:span text:style-name="Strong_20_Emphasis"> fChooser= new JFileChooser();<text:line-break/><text:tab/> fChooser.showOpenDialog(null);<text:line-break/></text:span> <text:line-break/><text:tab/>// öffnen<text:line-break/><text:soft-page-break/><text:tab/><text:span text:style-name="Strong_20_Emphasis"> textFile= fChooser.getSelectedFile();<text:line-break/><text:tab/></text:span> fr= new java.io.FileReader(textFile); <text:line-break/><text:tab/> input= new java.io.BufferedReader(fr);<text:line-break/><text:line-break/><text:tab/>//lesen <text:line-break/><text:tab/> line= input.readLine();<text:line-break/><text:tab/> String s="";<text:line-break/><text:tab/> while (line != null){ <text:line-break/><text:tab/><text:tab/> s+= line+ "\n";<text:line-break/><text:tab/><text:tab/> line = input.readLine();<text:line-break/><text:tab/>}<text:line-break/> <text:line-break/> <text:line-break/> <text:s/>}catch(java.io.FileNotFoundException err){<text:line-break/><text:tab/>err.printStackTrace();<text:line-break/><text:tab/>return;<text:line-break/> <text:s/>}catch(java.io.IOException err1){<text:line-break/><text:tab/>err1.printStackTrace();<text:line-break/><text:tab/>return;<text:line-break/> <text:s/>}<text:line-break/><text:line-break/> <text:s/>}//try</text:p>
      <text:p text:style-name="code"><text:s/></text:p>
      <text:list text:style-name="Outline" text:continue-numbering="true">
        <text:list-item>
          <text:list text:continue-numbering="true">
            <text:list-item>
              <text:list text:continue-numbering="true">
                <text:list-item>
                  <text:h text:style-name="Heading_20_3" text:outline-level="3">f_java2html.java</text:h>
                </text:list-item>
              </text:list>
            </text:list-item>
          </text:list>
        </text:list-item>
      </text:list>
      <text:p text:style-name="Text_20_body">Write a program that inputs a Java source code file and outputs a copy of that file with Java keybords surrounded with HTML tags for bold type. For example this input: </text:p>
      <text:p text:style-name="code">public class JavaSource</text:p>
      <text:p text:style-name="code">{</text:p>
      <text:p text:style-name="code"><text:s text:c="2"/>public static void main ( String[] args )</text:p>
      <text:p text:style-name="code"><text:s text:c="2"/>{</text:p>
      <text:p text:style-name="code"><text:s text:c="4"/>if ( args.length == 3 )</text:p>
      <text:p text:style-name="code"><text:s text:c="6"/>new BigObject();</text:p>
      <text:p text:style-name="code"><text:s text:c="4"/>else</text:p>
      <text:p text:style-name="code"><text:s text:c="6"/>System.out.println("Too few arguments.");</text:p>
      <text:p text:style-name="code"><text:s text:c="2"/>}</text:p>
      <text:p text:style-name="code">}</text:p>
      <text:p text:style-name="code">will be transformed into: </text:p>
      <text:p text:style-name="code">&lt;b&gt;public&lt;/b&gt; &lt;b&gt;class&lt;/b&gt; JavaSource</text:p>
      <text:p text:style-name="code">{</text:p>
      <text:p text:style-name="code"><text:s text:c="2"/>&lt;b&gt;public&lt;/b&gt; &lt;b&gt;static&lt;/b&gt; &lt;b&gt;void&lt;/b&gt; main ( String[] args )</text:p>
      <text:p text:style-name="code"><text:s text:c="2"/>{</text:p>
      <text:p text:style-name="code"><text:s text:c="4"/>&lt;b&gt;if&lt;/b&gt; ( args.length == 3 )</text:p>
      <text:p text:style-name="code"><text:s text:c="6"/>&lt;b&gt;new&lt;/b&gt; BigObject();</text:p>
      <text:p text:style-name="code"><text:s text:c="4"/>&lt;b&gt;else&lt;/b&gt;</text:p>
      <text:p text:style-name="code"><text:s text:c="6"/>System.out.println("Too few arguments.");</text:p>
      <text:p text:style-name="code"><text:s text:c="2"/>}</text:p>
      <text:p text:style-name="code">}</text:p>
      <text:p text:style-name="Text_20_body"/>
      <text:p text:style-name="Text_20_body">In a browser the code will look like this: </text:p>
      <text:p text:style-name="code"><text:span text:style-name="Strong_20_Emphasis">public</text:span> <text:span text:style-name="Strong_20_Emphasis">class</text:span> JavaSource</text:p>
      <text:p text:style-name="code">{</text:p>
      <text:p text:style-name="code"><text:soft-page-break/><text:s text:c="2"/><text:span text:style-name="Strong_20_Emphasis">public</text:span> <text:span text:style-name="Strong_20_Emphasis">static</text:span> <text:span text:style-name="Strong_20_Emphasis">void</text:span> main ( String[] args )</text:p>
      <text:p text:style-name="code"><text:s text:c="2"/>{</text:p>
      <text:p text:style-name="code"><text:s text:c="4"/><text:span text:style-name="Strong_20_Emphasis">if</text:span> ( args.length == 3 )</text:p>
      <text:p text:style-name="code"><text:s text:c="6"/><text:span text:style-name="Strong_20_Emphasis">new</text:span> BigObject();</text:p>
      <text:p text:style-name="code"><text:s text:c="4"/><text:span text:style-name="Strong_20_Emphasis">else</text:span></text:p>
      <text:p text:style-name="code"><text:s text:c="6"/>System.out.println("Too few arguments.");</text:p>
      <text:p text:style-name="code"><text:s text:c="2"/>}</text:p>
      <text:p text:style-name="code">}</text:p>
      <text:p text:style-name="code"/>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Byte Streams</text:h>
            </text:list-item>
          </text:list>
        </text:list-item>
      </text:list>
      <text:p text:style-name="Text_20_body">???????</text:p>
      <text:list text:style-name="Outline" text:continue-numbering="true">
        <text:list-item>
          <text:list text:continue-numbering="true">
            <text:list-item>
              <text:h text:style-name="Heading_20_2" text:outline-level="2">Fragen</text:h>
            </text:list-item>
          </text:list>
        </text:list-item>
      </text:list>
      <text:p text:style-name="Text_20_body">?????????</text:p>
      <text:list text:style-name="Outline" text:continue-numbering="true">
        <text:list-item>
          <text:list text:continue-numbering="true">
            <text:list-item>
              <text:h text:style-name="Heading_20_2" text:outline-level="2">Zusammenfassung</text:h>
            </text:list-item>
          </text:list>
        </text:list-item>
      </text:list>
      <text:p text:style-name="Text_20_body"><text:s/>In diesem Kapitel wurden folgende Themen behandelt: </text:p>
      <text:list text:style-name="L2">
        <text:list-item>
          <text:p text:style-name="P8">Character Streams</text:p>
        </text:list-item>
        <text:list-item>
          <text:p text:style-name="P8">Byte Streams</text:p>
        </text:list-item>
      </text:list>
      <text:p text:style-name="Text_20_body"/>
      <text:list text:style-name="Outline" text:continue-numbering="true">
        <text:list-item>
          <text:list text:continue-numbering="true">
            <text:list-item>
              <text:h text:style-name="Heading_20_2" text:outline-level="2">Ausblick</text:h>
            </text:list-item>
          </text:list>
        </text:list-item>
      </text:list>
      <text:p text:style-name="Text_20_body"><text:span text:style-name="Citation">Netzwerkprogrammierung</text:span></text:p>
      <text:p text:style-name="Text_20_body"><text:span text:style-name="Citation"><text:span text:style-name="T1"/></text:span></text:p>
      <text:p text:style-name="Text_20_body"><text:span text:style-name="Citation"><text:span text:style-name="T1"/></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index-body>
      </text:user-index>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fo:padding="0cm" fo:border-left="none" fo:border-right="none" fo:border-top="none" fo:border-bottom="0.088cm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list-style-name="Outline" style:class="text" style:default-outline-level="2">
      <style:paragraph-properties fo:padding="0cm" fo:border-left="none" fo:border-right="none" fo:border-top="none" fo:border-bottom="0.035cm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padding="0cm" fo:border-left="none" fo:border-right="none" fo:border-top="none" fo:border-bottom="0.018cm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02cm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88cm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de" style:family="paragraph" style:class="text" style:master-page-name="">
      <style:paragraph-properties style:page-number="auto" fo:background-color="#ccffff" fo:padding="0.049cm" fo:border="0.002cm solid #993366" style:shadow="none">
        <style:background-image/>
      </style:paragraph-properties>
      <style:text-properties style:font-name="Courier New1" fo:font-size="11pt"/>
    </style:style>
    <style:style style:name="aufgabe" style:family="paragraph" style:parent-style-name="Standard" style:class="text">
      <style:paragraph-properties fo:background-color="#ccffff" fo:padding="0.049cm" fo:border="0.002cm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018cm solid #000000">
        <style:background-image/>
      </style:paragraph-properties>
      <style:text-properties style:use-window-font-color="true" style:font-name="Courier New2"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2" fo:font-size="10pt" style:font-size-asian="10pt" style:font-name-complex="Courier New2"/>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list-style-name="">
      <style:paragraph-properties fo:background-color="transparent" fo:padding="0cm" fo:border-left="none" fo:border-right="none" fo:border-top="none" fo:border-bottom="0.002cm solid #993366" style:shadow="none">
        <style:tab-stops/>
        <style:drop-cap/>
        <style:background-image/>
      </style:paragraph-properties>
      <style:text-properties fo:font-size="10pt" fo:font-weight="bold"/>
    </style:style>
    <style:style style:name="c"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Courier New" style:font-name-complex="Courier New"/>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2"/>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2"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2"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2" fo:font-size="10pt" style:font-size-asian="10pt"/>
    </style:style>
    <style:style style:name="WW8Num48z0" style:family="text">
      <style:text-properties style:font-name="Symbol" fo:font-size="10pt" style:font-size-asian="10pt"/>
    </style:style>
    <style:style style:name="WW8Num48z1" style:family="text">
      <style:text-properties style:font-name="Courier New2"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2"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text:style-name="Numbering_20_Symbols"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3">
        <style:list-level-properties text:min-label-distance="0.381cm"/>
      </text:list-level-style-number>
      <text:list-level-style-number text:level="5" style:num-format="1" text:display-levels="3">
        <style:list-level-properties text:min-label-distance="0.381cm"/>
      </text:list-level-style-number>
      <text:list-level-style-number text:level="6" style:num-format="1" text:display-levels="3">
        <style:list-level-properties text:min-label-distance="0.381cm"/>
      </text:list-level-style-number>
      <text:list-level-style-number text:level="7" style:num-format="1" text:display-levels="3">
        <style:list-level-properties text:min-label-distance="0.381cm"/>
      </text:list-level-style-number>
      <text:list-level-style-number text:level="8" style:num-format="1" text:display-levels="3">
        <style:list-level-properties text:min-label-distance="0.381cm"/>
      </text:list-level-style-number>
      <text:list-level-style-number text:level="9" style:num-format="1" text:display-levels="3">
        <style:list-level-properties text:min-label-distance="0.381cm"/>
      </text:list-level-style-number>
      <text:list-level-style-number text:level="10" style:num-format="1" text:display-levels="3">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2" style:num-suffix="." text:bullet-char="">
        <style:list-level-properties text:space-before="4.445cm" text:min-label-width="0.635cm"/>
        <style:text-properties style:font-name="Wingdings"/>
      </text:list-level-style-bullet>
      <text:list-level-style-bullet text:level="5" text:style-name="WW8Num52z2" style:num-suffix="." text:bullet-char="">
        <style:list-level-properties text:space-before="5.715cm" text:min-label-width="0.635cm"/>
        <style:text-properties style:font-name="Wingdings"/>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2" style:num-suffix="." text:bullet-char="">
        <style:list-level-properties text:space-before="8.255cm" text:min-label-width="0.635cm"/>
        <style:text-properties style:font-name="Wingdings"/>
      </text:list-level-style-bullet>
      <text:list-level-style-bullet text:level="8" text:style-name="WW8Num52z2" style:num-suffix="." text:bullet-char="">
        <style:list-level-properties text:space-before="9.525cm" text:min-label-width="0.635cm"/>
        <style:text-properties style:font-name="Wingdings"/>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space-before="0.635cm" text:min-label-width="0.635cm"/>
        <style:text-properties style:font-name="Symbol"/>
      </text:list-level-style-bullet>
      <text:list-level-style-bullet text:level="2" text:style-name="WW8Num103z1" style:num-suffix="." text:bullet-char="o">
        <style:list-level-properties text:space-before="1.905cm" text:min-label-width="0.635cm"/>
        <style:text-properties style:font-name="Courier New"/>
      </text:list-level-style-bullet>
      <text:list-level-style-bullet text:level="3" text:style-name="WW8Num103z2" style:num-suffix="." text:bullet-char="">
        <style:list-level-properties text:space-before="3.175cm" text:min-label-width="0.635cm"/>
        <style:text-properties style:font-name="Wingdings"/>
      </text:list-level-style-bullet>
      <text:list-level-style-bullet text:level="4" text:style-name="WW8Num103z2" style:num-suffix="." text:bullet-char="">
        <style:list-level-properties text:space-before="4.445cm" text:min-label-width="0.635cm"/>
        <style:text-properties style:font-name="Wingdings"/>
      </text:list-level-style-bullet>
      <text:list-level-style-bullet text:level="5" text:style-name="WW8Num103z2" style:num-suffix="." text:bullet-char="">
        <style:list-level-properties text:space-before="5.715cm" text:min-label-width="0.635cm"/>
        <style:text-properties style:font-name="Wingdings"/>
      </text:list-level-style-bullet>
      <text:list-level-style-bullet text:level="6" text:style-name="WW8Num103z2" style:num-suffix="." text:bullet-char="">
        <style:list-level-properties text:space-before="6.985cm" text:min-label-width="0.635cm"/>
        <style:text-properties style:font-name="Wingdings"/>
      </text:list-level-style-bullet>
      <text:list-level-style-bullet text:level="7" text:style-name="WW8Num103z2" style:num-suffix="." text:bullet-char="">
        <style:list-level-properties text:space-before="8.255cm" text:min-label-width="0.635cm"/>
        <style:text-properties style:font-name="Wingdings"/>
      </text:list-level-style-bullet>
      <text:list-level-style-bullet text:level="8" text:style-name="WW8Num103z2" style:num-suffix="." text:bullet-char="">
        <style:list-level-properties text:space-before="9.525cm" text:min-label-width="0.635cm"/>
        <style:text-properties style:font-name="Wingdings"/>
      </text:list-level-style-bullet>
      <text:list-level-style-bullet text:level="9" text:style-name="WW8Num10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style:num-suffix="."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2" style:num-suffix="." text:bullet-char="">
        <style:list-level-properties text:space-before="4.445cm" text:min-label-width="0.635cm"/>
        <style:text-properties style:font-name="Wingdings"/>
      </text:list-level-style-bullet>
      <text:list-level-style-bullet text:level="5" text:style-name="WW8Num48z2" style:num-suffix="." text:bullet-char="">
        <style:list-level-properties text:space-before="5.715cm" text:min-label-width="0.635cm"/>
        <style:text-properties style:font-name="Wingdings"/>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2" style:num-suffix="." text:bullet-char="">
        <style:list-level-properties text:space-before="8.255cm" text:min-label-width="0.635cm"/>
        <style:text-properties style:font-name="Wingdings"/>
      </text:list-level-style-bullet>
      <text:list-level-style-bullet text:level="8" text:style-name="WW8Num48z2" style:num-suffix="." text:bullet-char="">
        <style:list-level-properties text:space-before="9.525cm" text:min-label-width="0.635cm"/>
        <style:text-properties style:font-name="Wingdings"/>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space-before="0.635cm" text:min-label-width="0.635cm"/>
        <style:text-properties style:font-name="Symbol"/>
      </text:list-level-style-bullet>
      <text:list-level-style-bullet text:level="2" text:style-name="WW8Num104z1" style:num-suffix="." text:bullet-char="o">
        <style:list-level-properties text:space-before="1.905cm" text:min-label-width="0.635cm"/>
        <style:text-properties style:font-name="Courier New"/>
      </text:list-level-style-bullet>
      <text:list-level-style-bullet text:level="3" text:style-name="WW8Num104z2" style:num-suffix="." text:bullet-char="">
        <style:list-level-properties text:space-before="3.175cm" text:min-label-width="0.635cm"/>
        <style:text-properties style:font-name="Wingdings"/>
      </text:list-level-style-bullet>
      <text:list-level-style-bullet text:level="4" text:style-name="WW8Num104z2" style:num-suffix="." text:bullet-char="">
        <style:list-level-properties text:space-before="4.445cm" text:min-label-width="0.635cm"/>
        <style:text-properties style:font-name="Wingdings"/>
      </text:list-level-style-bullet>
      <text:list-level-style-bullet text:level="5" text:style-name="WW8Num104z2" style:num-suffix="." text:bullet-char="">
        <style:list-level-properties text:space-before="5.715cm" text:min-label-width="0.635cm"/>
        <style:text-properties style:font-name="Wingdings"/>
      </text:list-level-style-bullet>
      <text:list-level-style-bullet text:level="6" text:style-name="WW8Num104z2" style:num-suffix="." text:bullet-char="">
        <style:list-level-properties text:space-before="6.985cm" text:min-label-width="0.635cm"/>
        <style:text-properties style:font-name="Wingdings"/>
      </text:list-level-style-bullet>
      <text:list-level-style-bullet text:level="7" text:style-name="WW8Num104z2" style:num-suffix="." text:bullet-char="">
        <style:list-level-properties text:space-before="8.255cm" text:min-label-width="0.635cm"/>
        <style:text-properties style:font-name="Wingdings"/>
      </text:list-level-style-bullet>
      <text:list-level-style-bullet text:level="8" text:style-name="WW8Num104z2" style:num-suffix="." text:bullet-char="">
        <style:list-level-properties text:space-before="9.525cm" text:min-label-width="0.635cm"/>
        <style:text-properties style:font-name="Wingdings"/>
      </text:list-level-style-bullet>
      <text:list-level-style-bullet text:level="9" text:style-name="WW8Num10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Informatik<text:tab/>Java-Streams<text:tab/>Arbeitsunterlage</text:p>
      </style:header>
      <style:footer>
        <text:p text:style-name="Footer">Informatik<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ton Hofmann</meta:initial-creator>
    <meta:creation-date>2007-08-04T16:25:44</meta:creation-date>
    <dc:creator>Hofmann Anton</dc:creator>
    <dc:date>2008-02-23T21:15:51</dc:date>
    <meta:editing-cycles>29</meta:editing-cycles>
    <meta:editing-duration>PT5H27M42S</meta:editing-duration>
    <meta:template xlink:type="simple" xlink:actuate="onRequest" xlink:href="/C:/Dokumente%20und%20Einstellungen/ahofmann/Anwendungsdaten/OpenOffice.org2/user/template/arbeitsunterlage.ott" xlink:title="arbeitsunterlage" meta:date="2008-02-22T09:25:27"/>
    <meta:user-defined meta:name="Info 1"/>
    <meta:user-defined meta:name="Info 2"/>
    <meta:user-defined meta:name="Info 3"/>
    <meta:user-defined meta:name="Info 4"/>
    <meta:document-statistic meta:table-count="1" meta:image-count="0" meta:object-count="0" meta:page-count="13" meta:paragraph-count="247" meta:word-count="2161" meta:character-count="14599"/>
  </office:meta>
</office:document-meta>
</file>